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Задачи</text:p>
      <text:p text:style-name="Standard"/>
      <text:p text:style-name="Standard">Доп инфо по клиентам</text:p>
      <text:p text:style-name="Standard"/>
      <text:list xml:id="list3686375080234573883" text:style-name="L1">
        <text:list-item>
          <text:p text:style-name="P1">создать кнопку действий</text:p>
        </text:list-item>
        <text:list-item>
          <text:p text:style-name="P1">добавить действие в контроллер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 К</meta:initial-creator>
    <meta:creation-date>2015-08-13T21:58:16.49</meta:creation-date>
    <meta:document-statistic meta:table-count="0" meta:image-count="0" meta:object-count="0" meta:page-count="1" meta:paragraph-count="4" meta:word-count="14" meta:character-count="81"/>
    <dc:date>2015-08-13T21:59:55.65</dc:date>
    <dc:creator>В К</dc:creator>
    <meta:editing-duration>PT1M39S</meta:editing-duration>
    <meta:editing-cycles>1</meta:editing-cycles>
    <meta:generator>OpenOffice/4.0.1$Win32 OpenOffice.org_project/401m5$Build-9714</meta:generator>
  </office:meta>
</office:document-meta>
</file>